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sfmono-regular" fo:font-size="12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1c1d1f" style:font-name="udemy sans" fo:font-size="13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sfmono-regular" fo:font-size="12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sfmono-regular" fo:font-size="12pt" fo:letter-spacing="normal" fo:font-style="normal" fo:font-weight="normal" officeooo:paragraph-rsid="000f0010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sfmono-regular" fo:font-size="12pt" fo:letter-spacing="normal" fo:font-style="normal" fo:font-weight="normal" officeooo:paragraph-rsid="00100b7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f0010"/>
    </style:style>
    <style:style style:name="T1" style:family="text">
      <style:text-properties fo:color="#1c1d1f"/>
    </style:style>
    <style:style style:name="T2" style:family="text">
      <style:text-properties fo:font-variant="normal" fo:text-transform="none" fo:color="#1c1d1f" style:font-name="udemy sans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1c1d1f" style:font-name="udemy sans" fo:font-size="13.5pt" fo:letter-spacing="normal" fo:font-style="normal" fo:font-weight="normal"/>
    </style:style>
    <style:style style:name="T4" style:family="text">
      <style:text-properties fo:font-variant="normal" fo:text-transform="none" fo:color="#1c1d1f" style:font-name="udemy sans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c1d1f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b4690e" style:font-name="sfmono-regular" fo:font-size="12pt" fo:letter-spacing="normal" fo:font-style="normal" fo:font-weight="normal" fo:background-color="#ffffff" loext:char-shading-value="0" loext:padding="0.049cm" loext:border="0.06pt solid #d1d7dc"/>
    </style:style>
    <style:style style:name="T7" style:family="text">
      <style:text-properties fo:font-variant="normal" fo:text-transform="none" fo:color="#5624d0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color="#b4690e"/>
    </style:style>
    <style:style style:name="T9" style:family="text">
      <style:text-properties fo:color="#2d907f"/>
    </style:style>
    <style:style style:name="T10" style:family="text">
      <style:text-properties fo:color="#6a6f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You can skip this lecture if you're familiar with lists (or "arrays" in other programming languages).</text:span></text:span></text:p>
      <text:p text:style-name="P2"><text:span text:style-name="Strong_20_Emphasis"><text:span text:style-name="T2"/></text:span></text:p>
      <text:p text:style-name="P2"><text:span text:style-name="T3">Lists are core feature of Dart - and actually of pretty much any programming language (in other languages, lists are also called "</text:span><text:span text:style-name="Strong_20_Emphasis"><text:span text:style-name="T2">arrays</text:span></text:span><text:span text:style-name="T3">").</text:span></text:p>
      <text:p text:style-name="P2"><text:span text:style-name="T3"/></text:p>
      <text:p text:style-name="P2"><text:span text:style-name="T3">Lists allow you to </text:span><text:span text:style-name="Strong_20_Emphasis"><text:span text:style-name="T2">group multiple values </text:span></text:span><text:span text:style-name="T3">(of any type you want) together - you can even have </text:span><text:span text:style-name="Strong_20_Emphasis"><text:span text:style-name="T2">lists of lists </text:span></text:span><text:span text:style-name="T3">if you want to (so-called "nested lists").</text:span></text:p>
      <text:p text:style-name="P1"><text:span text:style-name="T8"><text:tab/>var</text:span><text:span text:style-name="T1"> aListOfText = [</text:span><text:span text:style-name="T9">'Hi'</text:span><text:span text:style-name="T1">, </text:span><text:span text:style-name="T9">'This is a list'</text:span><text:span text:style-name="T1">, </text:span><text:span text:style-name="T9">'of multiple text snippets (strings)'</text:span><text:span text:style-name="T1">];</text:span></text:p>
      <text:p text:style-name="P1"><text:span text:style-name="T8"><text:tab/>var</text:span><text:span text:style-name="T1"> aNestedList = [[1,2,3], [1,2,3]]; </text:span></text:p>
      <text:p text:style-name="P1"><text:span text:style-name="T1"/></text:p>
      <text:p text:style-name="P2"><text:span text:style-name="T3">Lists are created by wrapping the items that should be part of the list into square brackets. Often you have lists of the same type (i.e. a list with only </text:span><text:span text:style-name="Source_20_Text"><text:span text:style-name="T6">string</text:span></text:span><text:span text:style-name="T3">s or </text:span><text:span text:style-name="Source_20_Text"><text:span text:style-name="T6">int</text:span></text:span><text:span text:style-name="T3">s in it) but you can absolutely also have lists of mixed types:</text:span></text:p>
      <text:p text:style-name="P1"><text:span text:style-name="T8"><text:tab/>var</text:span><text:span text:style-name="T1"> aMixedList = [</text:span><text:span text:style-name="T9">'Some text'</text:span><text:span text:style-name="T1">, 1, 5.99, [</text:span><text:span text:style-name="T9">'a nested list!'</text:span><text:span text:style-name="T1">, 1]];</text:span></text:p>
      <text:p text:style-name="P1"><text:span text:style-name="T1"/></text:p>
      <text:p text:style-name="P2"><text:span text:style-name="T3">Data in lists can be accessed via the </text:span><text:span text:style-name="Strong_20_Emphasis"><text:span text:style-name="T2">index </text:span></text:span><text:span text:style-name="T3">of list items - the important thing here is, that this </text:span><text:span text:style-name="Strong_20_Emphasis"><text:span text:style-name="T2">index starts at zero (0)</text:span></text:span><text:span text:style-name="T3">!</text:span></text:p>
      <text:p text:style-name="P5"><text:span text:style-name="T8"><text:tab/>var</text:span><text:span text:style-name="T1"> names = [</text:span><text:span text:style-name="T9">'Max'</text:span><text:span text:style-name="T1">, </text:span><text:span text:style-name="T9">'Manu'</text:span><text:span text:style-name="T1">, </text:span><text:span text:style-name="T9">'Julie'</text:span><text:span text:style-name="T1">];</text:span><text:span text:style-name="T10">// Max has index 0, Manu has index 1, <text:tab/><text:tab/><text:tab/><text:tab/><text:tab/><text:tab/><text:tab/> <text:s text:c="2"/>Julie has index 2</text:span></text:p>
      <text:p text:style-name="P6"><text:span text:style-name="T10"><text:tab/></text:span><text:span text:style-name="T8">print</text:span><text:span text:style-name="T1">(names[0]); </text:span><text:span text:style-name="T10">// prints 'Max' in the console</text:span></text:p>
      <text:p text:style-name="P6"><text:span text:style-name="T10"><text:tab/></text:span><text:span text:style-name="T8">print</text:span><text:span text:style-name="T1">(names[2]); </text:span><text:span text:style-name="T10">// prints 'Julie' in the console</text:span></text:p>
      <text:p text:style-name="P5"><text:span text:style-name="T10"><text:tab/></text:span><text:span text:style-name="T8">print</text:span><text:span text:style-name="T1">(names[3]); </text:span><text:span text:style-name="T10">// would throw an error because there is no element with <text:tab/><text:tab/><text:tab/><text:tab/> <text:s/>index 3 in the list</text:span></text:p>
      <text:p text:style-name="P1"><text:span text:style-name="T10"/></text:p>
      <text:p text:style-name="P2"><text:span text:style-name="T3">You can also find out </text:span><text:span text:style-name="Strong_20_Emphasis"><text:span text:style-name="T2">how many items </text:span></text:span><text:span text:style-name="T3">are in a list:</text:span></text:p>
      <text:p text:style-name="P1"><text:span text:style-name="T8"><text:tab/>print</text:span><text:span text:style-name="T1">(names.length); </text:span><text:span text:style-name="T10">// prints 3 - it does NOT print the highest index but <text:tab/><text:tab/><text:tab/><text:tab/><text:tab/>simply the amount of items</text:span></text:p>
      <text:p text:style-name="P1"><text:span text:style-name="T10"/></text:p>
      <text:p text:style-name="P2"><text:span text:style-name="T3">Dart also offers</text:span><text:span text:style-name="Strong_20_Emphasis"><text:span text:style-name="T4"> </text:span></text:span><text:span text:style-name="Strong_20_Emphasis"><text:span text:style-name="T2">many methods </text:span></text:span><text:span text:style-name="T3">(functions that belong to an object) on the List object (like every other value in Dart, lists are an object).</text:span></text:p>
      <text:p text:style-name="P5"><text:span text:style-name="T1"><text:tab/>names.add(</text:span><text:span text:style-name="T9">'Chris'</text:span><text:span text:style-name="T1">); </text:span><text:span text:style-name="T10">// this adds 'Chris' as a new element to the end of the <text:tab/><text:tab/><text:tab/><text:tab/> <text:s text:c="6"/>list</text:span></text:p>
      <text:p text:style-name="P5"><text:span text:style-name="T1"><text:tab/>names.remove(</text:span><text:span text:style-name="T9">'Max'</text:span><text:span text:style-name="T1">); </text:span><text:span text:style-name="T10">// this removes 'Max' from the list, all other items <text:tab/><text:tab/><text:tab/><text:tab/><text:tab/> <text:s/>would move and fill the gap</text:span></text:p>
      <text:p text:style-name="P5"><text:soft-page-break/><text:span text:style-name="T10"/></text:p>
      <text:p text:style-name="P3">We'll use many methods throughout the course - so there's no need to explore them all right now.</text:p>
      <text:p text:style-name="P8"><text:span text:style-name="T3">If you still want to learn more about lists right now, have a look at this article (Warning: This article contains a lot of information, we'll only dive into later in the course - hence it might be overwhelming right now): </text:span></text:p>
      <text:p text:style-name="P8"><text:span text:style-name="T5"><text:tab/></text:span><text:a xlink:type="simple" xlink:href="https://dart.dev/guides/language/language-tour#lists" text:style-name="Internet_20_link" text:visited-style-name="Visited_20_Internet_20_Link"><text:span text:style-name="T7">https://dart.dev/guides/language/language-tour#lists</text:span></text:a></text:p>
      <text:p text:style-name="P8"><text:span text:style-name="T7"/></text:p>
      <text:p text:style-name="P8"><text:span text:style-name="T3">You can also check out the official API docs to get more information + a complete list (how meta!) of all default methods you can call on Dart lists: </text:span></text:p>
      <text:p text:style-name="P8"><text:span text:style-name="T5"><text:tab/></text:span><text:a xlink:type="simple" xlink:href="https://api.dartlang.org/stable/2.3.1/dart-core/List-class.html" office:target-frame-name="_blank" xlink:show="new" text:style-name="Internet_20_link" text:visited-style-name="Visited_20_Internet_20_Link"><text:span text:style-name="T7">https://api.dartlang.org/stable/2.3.1/dart-core/List-class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6:48:38.900575074</meta:creation-date>
    <dc:date>2022-05-09T09:03:25.190914055</dc:date>
    <meta:editing-duration>PT10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392" meta:character-count="2318" meta:non-whitespace-character-count="1894"/>
  </office:meta>
</office:document-meta>
</file>